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.039cm" fo:margin-left="-0.016cm" fo:margin-right="-0.023cm" table:align="margins"/>
    </style:style>
    <style:style style:name="Tabell1.A" style:family="table-column">
      <style:table-column-properties style:column-width="8.52cm" style:rel-column-width="4830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26pt" fo:font-weight="bold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Use Cases</text:p>
      <text:p text:style-name="Text_20_body"/>
      <text:p text:style-name="Text_20_body"/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Table_20_Contents">Användaren</text:p>
          </table:table-cell>
          <table:table-cell table:style-name="Tabell1.B1" office:value-type="string">
            <text:p text:style-name="Table_20_Contents">Spelet</text:p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B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B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B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B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B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B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B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belle Frölich</meta:initial-creator>
    <meta:creation-date>2012-05-18T12:32:18.36</meta:creation-date>
    <meta:document-statistic meta:table-count="1" meta:image-count="0" meta:object-count="0" meta:page-count="1" meta:paragraph-count="3" meta:word-count="4" meta:character-count="25"/>
    <dc:date>2012-05-18T22:33:45.17</dc:date>
    <dc:creator>Isabelle Frölich</dc:creator>
    <meta:editing-duration>PT9H46M26S</meta:editing-duration>
    <meta:editing-cycles>1</meta:editing-cycles>
    <meta:generator>OpenOffice.org/3.3$Win32 OpenOffice.org_project/330m20$Build-9567</meta:generator>
  </office:meta>
</office:document-meta>
</file>